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officeooo:rsid="0017ff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amos começar! <text:span text:style-name="T1">S</text:span>eu primeiro programa será dizer “Hello, <text:span text:style-name="T1">w</text:span>orld!!!”. Faça um programa que imprima <text:span text:style-name="T1">essa </text:span>frase, sem aspas, seguido de um end of line (terminador de linha)<text:bookmark text:name="_GoBack"/> <text:span text:style-name="T1">ao final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0pt" style:language-asian="pt" style:country-asian="B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Calibri1" style:font-size-asian="10pt" style:language-asian="pt" style:country-asian="BR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us</meta:initial-creator>
    <meta:editing-cycles>4</meta:editing-cycles>
    <meta:creation-date>2017-08-26T17:27:00</meta:creation-date>
    <dc:date>2017-10-04T17:24:43.303670816</dc:date>
    <meta:editing-duration>PT23M32S</meta:editing-duration>
    <meta:generator>LibreOffice/5.1.6.2$Linux_X86_64 LibreOffice_project/10m0$Build-2</meta:generator>
    <meta:document-statistic meta:table-count="0" meta:image-count="0" meta:object-count="0" meta:page-count="1" meta:paragraph-count="1" meta:word-count="29" meta:character-count="176" meta:non-whitespace-character-count="148"/>
    <meta:user-defined meta:name="AppVersion">16.0000</meta:user-defined>
    <meta:user-defined meta:name="Company">Ford Motor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